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ct name:</text:h>
        <text:p text:style-name="Text_20_body_20_indent_20_Organon">Name the project.</text:p>
        <text:p text:style-name="Text_20_body_20_indent_20_Organon"><text:span text:style-name="T1">Please note</text:span>: The project can not be renamed . In order to provide the project with a new name , it needs to be exported as a project . ( File / Export / Export as / new project )</text:p>
        <text:h text:style-name="Heading_20_4" text:outline-level="4">Save to folder: </text:h>
        <text:p text:style-name="Text_20_body_20_indent_20_Organon">Choose a folder. Organon will create a folder with the name:</text:p>
        <text:p text:style-name="Text_20_body_20_indent_20_Organon">„&lt;project name&gt;.organon“ </text:p>
        <text:p text:style-name="Text_20_body_20_indent_20_Organon"/>
        <text:p text:style-name="Text_20_body_20_indent_20_Organon">( Linux ) Make sure that you have write permissions for the folder .</text:p>
        <text:h text:style-name="Heading_20_4" text:outline-level="4">Formatting:</text:h>
        <text:p text:style-name="Text_20_body_20_indent_20_Organon">See next entry: Formatting</text:p>
        <text:h text:style-name="Heading_20_4" text:outline-level="4">Template:</text:h>
        <text:p text:style-name="Text_20_body_20_indent_20_Organon">Choose a template for the new project.</text:p>
        <text:p text:style-name="Text_20_body_20_indent_20_Organon">Not implemented ye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92" meta:character-count="481"/>
    <dc:date>2015-05-09T09:48:24.04</dc:date>
    <meta:editing-duration>P0D</meta:editing-duration>
    <meta:editing-cycles>1</meta:editing-cycles>
    <meta:generator>OpenOffice/4.1.1$Win32 OpenOffice.org_project/411m6$Build-9775</meta:generator>
  </office:meta>
</office:document-meta>
</file>